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gg sans" svg:font-family="'gg sans', 'Noto Sans', 'Helvetica Neue', Helvetica, Arial, sans-serif"/>
    <style:font-face style:name="inherit" svg:font-family="inherit"/>
  </office:font-face-decls>
  <office:automatic-styles>
    <style:style style:name="P1" style:family="paragraph" style:parent-style-name="Standard">
      <style:paragraph-properties fo:text-align="center" style:justify-single-word="false"/>
      <style:text-properties officeooo:rsid="00172a15" officeooo:paragraph-rsid="00172a15"/>
    </style:style>
    <style:style style:name="P2" style:family="paragraph" style:parent-style-name="Text_20_body">
      <style:text-properties fo:font-size="12pt" officeooo:rsid="00172a15" officeooo:paragraph-rsid="00172a15" style:font-size-asian="12pt" style:font-size-complex="12pt"/>
    </style:style>
    <style:style style:name="P3" style:family="paragraph" style:parent-style-name="Text_20_body">
      <style:text-properties fo:font-size="12pt" style:font-size-asian="12pt" style:font-size-complex="12pt"/>
    </style:style>
    <style:style style:name="P4" style:family="paragraph" style:parent-style-name="Text_20_body">
      <style:paragraph-properties fo:text-align="center" style:justify-single-word="false"/>
      <style:text-properties officeooo:rsid="00172a15" officeooo:paragraph-rsid="00172a15"/>
    </style:style>
    <style:style style:name="P5" style:family="paragraph" style:parent-style-name="Text_20_body">
      <style:text-properties officeooo:rsid="00172a15" officeooo:paragraph-rsid="00172a15"/>
    </style:style>
    <style:style style:name="P6" style:family="paragraph" style:parent-style-name="Text_20_body">
      <style:text-properties officeooo:rsid="0018f997" officeooo:paragraph-rsid="0018f997"/>
    </style:style>
    <style:style style:name="T1" style:family="text">
      <style:text-properties officeooo:rsid="00172a15"/>
    </style:style>
    <style:style style:name="T2" style:family="text">
      <style:text-properties fo:font-variant="normal" fo:text-transform="none" style:font-name="gg sans" fo:font-size="9.60000038146973pt" fo:letter-spacing="normal" fo:font-style="normal" fo:font-weight="normal"/>
    </style:style>
    <style:style style:name="T3" style:family="text">
      <style:text-properties fo:font-variant="normal" fo:text-transform="none" style:font-name="gg sans" fo:letter-spacing="normal" fo:font-style="normal" fo:font-weight="normal" loext:padding="0cm" loext:border="none"/>
    </style:style>
    <style:style style:name="T4" style:family="text">
      <style:text-properties fo:font-variant="normal" fo:text-transform="none" style:font-name="inherit" fo:font-size="9.60000038146973pt" fo:letter-spacing="normal" fo:font-style="normal" fo:font-weight="normal" loext:padding="0cm" loext:border="none"/>
    </style:style>
    <style:style style:name="T5" style:family="text">
      <style:text-properties fo:font-variant="normal" fo:text-transform="none" style:font-name="inherit" fo:font-size="9.60000038146973pt" fo:letter-spacing="normal" fo:font-style="normal" loext:padding="0cm" loext:border="none"/>
    </style:style>
    <style:style style:name="T6" style:family="text">
      <style:text-properties fo:font-variant="normal" fo:text-transform="none" style:font-name="inherit" fo:font-size="22pt" fo:letter-spacing="normal" fo:font-style="normal" style:font-size-asian="22pt" style:font-size-complex="22pt" loext:padding="0cm" loext:border="none"/>
    </style:style>
    <style:style style:name="T7" style:family="text">
      <style:text-properties fo:font-weight="normal" style:font-weight-asian="normal" style:font-weight-complex="normal"/>
    </style:style>
    <style:style style:name="T8" style:family="text">
      <style:text-properties officeooo:rsid="0017fcfe"/>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Strong_20_Emphasis"><text:span text:style-name="T6">Rapport Labyrinthe</text:span></text:span><text:span text:style-name="T4"><text:line-break/></text:span><text:span text:style-name="Strong_20_Emphasis"><text:span text:style-name="T5">Bowman Nathan</text:span></text:span><text:span text:style-name="T4"><text:line-break/></text:span><text:span text:style-name="Strong_20_Emphasis"><text:span text:style-name="T5">Samuel Chanal</text:span></text:span></text:p>
      <text:p text:style-name="Text_20_body">Nous avons observé qu'il existait plusieurs types de tuiles, c'est pourquoi nous avons décidé de créer une classe abstraite <text:span text:style-name="Source_20_Text">Tile</text:span>, afin de définir le comportement général d'une tuile, que l'on pourra faire hériter à d'autres types de tuiles. La classe <text:span text:style-name="Source_20_Text">TileBase</text:span> représente la case de départ des joueurs et gère notamment la victoire, tandis que la <text:span text:style-name="Source_20_Text">TileDefault</text:span> sert de base pour les cases vides. La classe <text:span text:style-name="Source_20_Text">TileTreasure</text:span> gère les tuiles contenant des trésors, et enfin, la classe <text:span text:style-name="Source_20_Text">TileFactory</text:span> permet de centraliser la création des tuiles, réduisant ainsi les dépendances.</text:p>
      <text:p text:style-name="P6">Nous avons décidé qu’une tuile allait avoir 4 directions, chaque direction contient un booléen, ici nord sud est ouest, c’est ce qui nous paraissait le mieux pour facilement gérer les rotations et déplacements de tuiles sur le plateau. </text:p>
      <text:p text:style-name="Text_20_body">Nous avons choisi un tableau 2D de tuiles pour représenter le plateau, car cela nous semblait être la solution la plus simple à manipuler et la plus facile à visualiser.</text:p>
      <text:p text:style-name="Text_20_body">Nous avons également défini des énumérations <text:span text:style-name="Source_20_Text">Shape</text:span>, <text:span text:style-name="Source_20_Text">Direction</text:span> et <text:span text:style-name="Source_20_Text">Treasure</text:span> pour lister de manière claire et structurée les trésors, les directions et les formes des tuiles. Ces énumérations intègrent des fonctions permettant une sélection précise ou aléatoire des trésors et directions, si nécessaire <text:span text:style-name="T8">et</text:span> <text:span text:style-name="T2">pour gagner en efficacité et avoir tout ce qui est lié à une énumération à un seul endroit.</text:span></text:p>
      <text:p text:style-name="Text_20_body">Une classe <text:span text:style-name="Source_20_Text">Game</text:span> a été créée pour gérer tous les éléments de la partie, tels que la taille fixe du plateau (7), le tour du joueur, le plateau de jeu, le joueur actuel, la tuile en stock, ainsi que les observ<text:span text:style-name="T1">er</text:span>s, afin de maintenir l'état du jeu à un instant donné.</text:p>
      <text:p text:style-name="P5"><text:span text:style-name="Strong_20_Emphasis"><text:span text:style-name="T7">Le principal rôle des observers ici est de réagir aux <text:s/>modifications du plateau</text:span></text:span><text:span text:style-name="T7">.</text:span> Par exemple, quand une tuile est ajoutée ou déplacée sur le plateau, tu souhaites notifier les autres composants du jeu (par exemple, l'affichage graphique ou le gestionnaire d'état du jeu) pour qu'ils puissent réagir à cette modification, comme mettre à jour l'interface graphique, recalculer des effets, ou ajuster l’état du jeu. </text:p>
      <text:p text:style-name="P2"><text:span text:style-name="T3">Nous utilisons une facade pour gérer la génération de la partie, afin que le code dans Game soit avant tout focus sur les interactions avec les joueurs</text:span> </text:p>
      <text:p text:style-name="P3">nous avons décidé que le joueur serait responsable de ses coordonnées plutôt que le plateau, afin de lui offrir plus de liberté de mouvement. En revanche, les coordonnées des tuiles sont gérées par le plateau.</text:p>
      <text:p text:style-name="P1"><text:span text:style-name="T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gg sans" svg:font-family="'gg sans', 'Noto Sans', 'Helvetica Neue', Helvetica, Arial,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1T22:18:40.929000000</meta:creation-date>
    <dc:date>2024-12-01T23:23:09.259000000</dc:date>
    <meta:editing-duration>PT1H4M28S</meta:editing-duration>
    <meta:editing-cycles>3</meta:editing-cycles>
    <meta:generator>LibreOffice/7.5.2.2$Windows_X86_64 LibreOffice_project/53bb9681a964705cf672590721dbc85eb4d0c3a2</meta:generator>
    <meta:document-statistic meta:table-count="0" meta:image-count="0" meta:object-count="0" meta:page-count="1" meta:paragraph-count="9" meta:word-count="402" meta:character-count="2446" meta:non-whitespace-character-count="2049"/>
  </office:meta>
</office:document-meta>
</file>